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fb90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2d3f0" officeooo:paragraph-rsid="0012d3f0"/>
    </style:style>
    <style:style style:name="P3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fb90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efb9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036c5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036c5" style:font-size-asian="12.25pt" style:font-weight-asian="bold" style:font-size-complex="14pt" style:font-weight-complex="bold"/>
    </style:style>
    <style:style style:name="T8" style:family="text">
      <style:text-properties fo:font-size="14pt" fo:font-weight="normal" officeooo:rsid="001036c5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036c5" style:font-size-asian="12.25pt" style:font-weight-asian="normal" style:font-size-complex="14pt" style:font-weight-complex="normal"/>
    </style:style>
    <style:style style:name="T10" style:family="text">
      <style:text-properties fo:font-size="12pt" fo:font-weight="bold" officeooo:rsid="001036c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036c5" style:font-size-asian="12pt" style:font-weight-asian="normal" style:font-size-complex="12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ffff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3" svg:width="0.318cm" svg:height="0.371cm" svg:x="1.55cm" svg:y="2.685cm"><text:p/></draw:ellipse><draw:line text:anchor-type="paragraph" draw:z-index="1" draw:style-name="gr2" draw:text-style-name="P3" svg:x1="1.868cm" svg:y1="2.923cm" svg:x2="4.011cm" svg:y2="2.923cm"><text:p/></draw:line><draw:ellipse text:anchor-type="paragraph" draw:z-index="2" draw:style-name="gr3" draw:text-style-name="P3" svg:width="0.768cm" svg:height="0.715cm" svg:x="3.852cm" svg:y="2.552cm"><text:p text:style-name="P3">A</text:p></draw:ellipse><draw:line text:anchor-type="paragraph" draw:z-index="3" draw:style-name="gr2" draw:text-style-name="P3" svg:x1="4.62cm" svg:y1="2.896cm" svg:x2="6.79cm" svg:y2="2.896cm"><text:p/></draw:line><draw:rect text:anchor-type="paragraph" draw:z-index="4" draw:style-name="gr4" draw:text-style-name="P3" svg:width="2.541cm" svg:height="0.715cm" svg:x="6.869cm" svg:y="2.526cm"><text:p text:style-name="P3">R 1= 50 Ω</text:p></draw:rect><draw:line text:anchor-type="paragraph" draw:z-index="5" draw:style-name="gr2" draw:text-style-name="P3" svg:x1="9.409cm" svg:y1="2.923cm" svg:x2="12.346cm" svg:y2="2.949cm"><text:p/></draw:line><draw:ellipse text:anchor-type="paragraph" draw:z-index="6" draw:style-name="gr3" draw:text-style-name="P3" svg:width="0.795cm" svg:height="0.768cm" svg:x="7.927cm" svg:y="0.568cm"><text:p text:style-name="P3">V</text:p></draw:ellipse><draw:line text:anchor-type="paragraph" draw:z-index="7" draw:style-name="gr2" draw:text-style-name="P3" svg:x1="12.345cm" svg:y1="2.923cm" svg:x2="12.371cm" svg:y2="7.051cm"><text:p/></draw:line><draw:line text:anchor-type="paragraph" draw:z-index="8" draw:style-name="gr2" draw:text-style-name="P3" svg:x1="12.346cm" svg:y1="7.05cm" svg:x2="9.647cm" svg:y2="7.05cm"><text:p/></draw:line><draw:rect text:anchor-type="paragraph" draw:z-index="9" draw:style-name="gr4" draw:text-style-name="P3" svg:width="2.673cm" svg:height="0.689cm" svg:x="6.948cm" svg:y="6.759cm"><text:p text:style-name="P3">R 2 = 100 Ω</text:p></draw:rect><draw:line text:anchor-type="paragraph" draw:z-index="10" draw:style-name="gr2" draw:text-style-name="P3" svg:x1="6.948cm" svg:y1="7.103cm" svg:x2="4.646cm" svg:y2="7.129cm"><text:p/></draw:line><draw:circle text:anchor-type="paragraph" draw:z-index="11" draw:style-name="gr3" draw:text-style-name="P3" svg:width="0.821cm" svg:height="0.821cm" svg:x="3.799cm" svg:y="6.786cm"><text:p text:style-name="P3">A</text:p></draw:circle><draw:circle text:anchor-type="paragraph" draw:z-index="12" draw:style-name="gr3" draw:text-style-name="P3" svg:width="0.9cm" svg:height="0.9cm" svg:x="7.768cm" svg:y="8.505cm"><text:p text:style-name="P3">V</text:p></draw:circle><draw:line text:anchor-type="paragraph" draw:z-index="13" draw:style-name="gr2" draw:text-style-name="P3" svg:x1="3.799cm" svg:y1="7.103cm" svg:x2="1.709cm" svg:y2="7.103cm"><text:p/></draw:line><draw:line text:anchor-type="paragraph" draw:z-index="14" draw:style-name="gr5" draw:text-style-name="P3" svg:x1="2.238cm" svg:y1="14.459cm" svg:x2="2.317cm" svg:y2="14.512cm"><text:p/></draw:line><draw:ellipse text:anchor-type="paragraph" draw:z-index="15" draw:style-name="gr6" draw:text-style-name="P3" svg:width="0.265cm" svg:height="0.318cm" svg:x="1.418cm" svg:y="6.944cm"><text:p/></draw:ellipse><draw:ellipse text:anchor-type="paragraph" draw:z-index="16" draw:style-name="gr3" draw:text-style-name="P3" svg:width="0.9cm" svg:height="0.795cm" svg:x="2cm" svg:y="4.695cm"><text:p text:style-name="P3">V</text:p></draw:ellipse> <text:s text:c="87"/><text:span text:style-name="T4"><text:s/></text:span><text:span text:style-name="T6">U</text:span><text:span text:style-name="T10">1 = </text:span><text:span text:style-name="T6">50 </text:span><text:span text:style-name="T8">v</text:span></text:p>
      <text:p text:style-name="Standard"><draw:line text:anchor-type="paragraph" draw:z-index="20" draw:style-name="gr5" draw:text-style-name="P3" svg:x1="6.763cm" svg:y1="0.478cm" svg:x2="7.927cm" svg:y2="0.478cm"><text:p/></draw:line><draw:line text:anchor-type="paragraph" draw:z-index="21" draw:style-name="gr5" draw:text-style-name="P3" svg:x1="8.721cm" svg:y1="0.478cm" svg:x2="9.726cm" svg:y2="0.478cm"><text:p/></draw:line><draw:line text:anchor-type="paragraph" draw:z-index="22" draw:style-name="gr5" draw:text-style-name="P3" svg:x1="6.762cm" svg:y1="0.478cm" svg:x2="6.736cm" svg:y2="1.774cm"><text:p/></draw:line><draw:line text:anchor-type="paragraph" draw:z-index="23" draw:style-name="gr5" draw:text-style-name="P3" svg:x1="9.726cm" svg:y1="0.478cm" svg:x2="9.7cm" svg:y2="1.748cm"><text:p/></draw:line></text:p>
      <text:p text:style-name="Standard"/>
      <text:p text:style-name="Standard"><text:s text:c="24"/><text:span text:style-name="T3"><text:s/></text:span><text:span text:style-name="T7">I = 1</text:span><text:span text:style-name="T9"> </text:span><text:span text:style-name="T11">A</text:span></text:p>
      <text:p text:style-name="Standard"/>
      <text:p text:style-name="Standard"><text:s text:c="7"/><text:span text:style-name="T1"><text:s text:c="2"/></text:span><text:span text:style-name="T2">+</text:span></text:p>
      <text:p text:style-name="Standard"><draw:line text:anchor-type="paragraph" draw:z-index="17" draw:style-name="gr5" draw:text-style-name="P3" svg:x1="2cm" svg:y1="0.182cm" svg:x2="2.476cm" svg:y2="1.611cm"><text:p/></draw:line></text:p>
      <text:p text:style-name="Standard"/>
      <text:p text:style-name="Standard"/>
      <text:p text:style-name="Standard"><text:s text:c="29"/><text:span text:style-name="T4"><text:s/></text:span><text:span text:style-name="T6">U = 150 </text:span><text:span text:style-name="T8">v</text:span></text:p>
      <text:p text:style-name="Standard"><draw:line text:anchor-type="paragraph" draw:z-index="18" draw:style-name="gr5" draw:text-style-name="P3" svg:x1="2.397cm" svg:y1="0.457cm" svg:x2="1.683cm" svg:y2="1.912cm"><text:p/></draw:line></text:p>
      <text:p text:style-name="Standard"/>
      <text:p text:style-name="Standard"/>
      <text:p text:style-name="P2">(</text:p>
      <text:p text:style-name="P1"><draw:line text:anchor-type="paragraph" draw:z-index="29" draw:style-name="gr5" draw:text-style-name="P3" svg:x1="11.472cm" svg:y1="2.267cm" svg:x2="11.551cm" svg:y2="2.293cm"><text:p/></draw:line><draw:line text:anchor-type="paragraph" draw:z-index="28" draw:style-name="gr5" draw:text-style-name="P3" svg:x1="9.805cm" svg:y1="2.002cm" svg:x2="9.779cm" svg:y2="0.52cm"><text:p/></draw:line><draw:line text:anchor-type="paragraph" draw:z-index="27" draw:style-name="gr5" draw:text-style-name="P3" svg:x1="6.842cm" svg:y1="2.002cm" svg:x2="6.868cm" svg:y2="0.679cm"><text:p/></draw:line><draw:line text:anchor-type="paragraph" draw:z-index="26" draw:style-name="gr5" draw:text-style-name="P3" svg:x1="7.768cm" svg:y1="2.002cm" svg:x2="6.842cm" svg:y2="2.028cm"><text:p/></draw:line><draw:line text:anchor-type="paragraph" draw:z-index="25" draw:style-name="gr5" draw:text-style-name="P3" svg:x1="9.223cm" svg:y1="3.272cm" svg:x2="9.249cm" svg:y2="3.378cm"><text:p/></draw:line><draw:line text:anchor-type="paragraph" draw:z-index="24" draw:style-name="gr5" draw:text-style-name="P3" svg:x1="8.668cm" svg:y1="2.002cm" svg:x2="9.806cm" svg:y2="2.002cm"><text:p/></draw:line><draw:line text:anchor-type="paragraph" draw:z-index="19" draw:style-name="gr5" draw:text-style-name="P3" svg:x1="2.106cm" svg:y1="3.642cm" svg:x2="2.291cm" svg:y2="3.695cm"><text:p/></draw:line> <text:s text:c="6"/>-</text:p>
      <text:p text:style-name="Standard"/>
      <text:p text:style-name="Standard"><text:span text:style-name="T2"><text:s text:c="19"/></text:span><text:span text:style-name="T5"><text:s/></text:span><text:span text:style-name="T6">I = 1 </text:span><text:span text:style-name="T11">A <text:s text:c="54"/></text:span><text:span text:style-name="T8"><text:s/></text:span><text:span text:style-name="T6">U</text:span><text:span text:style-name="T10">2</text:span><text:span text:style-name="T8"> = </text:span><text:span text:style-name="T6">100</text:span><text:span text:style-name="T8"> 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0-15T07:05:24.175007468</meta:creation-date>
    <dc:date>2019-10-17T15:28:53.216633188</dc:date>
    <dc:creator>papy56 </dc:creator>
    <meta:editing-duration>PT9M32S</meta:editing-duration>
    <meta:editing-cycles>3</meta:editing-cycles>
    <meta:generator>LibreOffice/4.2.8.2$Linux_X86_64 LibreOffice_project/420m0$Build-2</meta:generator>
    <meta:printed-by>papy56 </meta:printed-by>
    <meta:print-date>2019-10-17T15:20:55.322877436</meta:print-date>
    <meta:document-statistic meta:table-count="0" meta:image-count="0" meta:object-count="0" meta:page-count="1" meta:paragraph-count="7" meta:word-count="23" meta:character-count="281" meta:non-whitespace-character-count="30"/>
  </office:meta>
</office:document-meta>
</file>